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0A9000000B03F875EB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4.97cm" svg:height="5.18cm" svg:x="7.477cm" svg:y="4.175cm">
          <draw:image xlink:href="Pictures/10000000000000A9000000B03F875EBA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64 264" svg:d="m132 0 132 264h-2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07:01:12</dc:date>
    <meta:editing-duration>PT43S</meta:editing-duration>
    <meta:editing-cycles>1</meta:editing-cycles>
    <meta:generator>LibreOffice/3.4$Unix LibreOffice_project/340m1$Build-402</meta:generator>
    <meta:document-statistic meta:object-count="1"/>
  </office:meta>
</office:document-meta>
</file>